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 Error [22008]: ERROR: date/time field value out of range: "0"</text:p>
      <text:p text:style-name="Standard"><text:s text:c="2"/>Hint: Perhaps you need a different "datestyle" sett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4:44:15.115002613</meta:creation-date>
    <dc:date>2020-07-06T14:44:45.171234132</dc:date>
    <meta:editing-duration>PT31S</meta:editing-duration>
    <meta:editing-cycles>1</meta:editing-cycles>
    <meta:document-statistic meta:table-count="0" meta:image-count="0" meta:object-count="0" meta:page-count="1" meta:paragraph-count="2" meta:word-count="19" meta:character-count="122" meta:non-whitespace-character-count="103"/>
    <meta:generator>LibreOffice/6.4.3.2$Linux_X86_64 LibreOffice_project/40$Build-2</meta:generator>
  </office:meta>
</office:document-meta>
</file>